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5255947D33B.png"/>
  <manifest:file-entry manifest:media-type="image/gif" manifest:full-path="Pictures/100000000000008C0000008C2A49E946.gif"/>
  <manifest:file-entry manifest:media-type="image/png" manifest:full-path="Pictures/10000000000002BB0000052545AFFB8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c7346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paragraph-rsid="001c734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paragraph-rsid="001db408" style:font-size-asian="20pt" style:font-weight-asian="bold" style:font-size-complex="20pt" style:font-weight-complex="bold"/>
    </style:style>
    <style:style style:name="P5" style:family="paragraph" style:parent-style-name="Heading_20_2">
      <style:paragraph-properties fo:text-align="center" style:justify-single-word="false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" style:family="text">
      <style:text-properties officeooo:rsid="001c7346"/>
    </style:style>
    <style:style style:name="T2" style:family="text">
      <style:text-properties officeooo:rsid="001db4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">TP Synthèse</text:span></text:p>
      <text:h text:style-name="P5" text:outline-level="2">Solitaire Ches<text:span text:style-name="T1">s</text:span></text:h>
      <text:p text:style-name="P1"/>
      <text:p text:style-name="P1"/>
      <text:p text:style-name="P1"><draw:frame draw:style-name="fr1" draw:name="images1" text:anchor-type="paragraph" svg:x="6.745cm" svg:y="0.189cm" svg:width="3.704cm" svg:height="3.704cm" draw:z-index="0"><draw:image xlink:href="Pictures/100000000000008C0000008C2A49E946.gif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DELAUNAY Brice</text:span></text:p>
      <text:p text:style-name="P2"><text:span text:style-name="T1">DESPORTES Valentin</text:span></text:p>
      <text:p text:style-name="P4"><draw:frame draw:style-name="fr1" draw:name="images2" text:anchor-type="paragraph" svg:x="1.961cm" svg:y="0.194cm" svg:width="13.758cm" svg:height="22.952cm" draw:z-index="1"><draw:image xlink:href="Pictures/10000000000002BB0000052545AFFB82.png" xlink:type="simple" xlink:show="embed" xlink:actuate="onLoad"/></draw:frame><draw:frame draw:style-name="fr1" draw:name="images3" text:anchor-type="paragraph" svg:x="0.173cm" svg:y="0.665cm" svg:width="1.695cm" svg:height="23.638cm" draw:z-index="2"><draw:image xlink:href="Pictures/1000020100000064000005255947D33B.png" xlink:type="simple" xlink:show="embed" xlink:actuate="onLoad"/></draw:frame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22T10:27:25</meta:creation-date>
    <dc:date>2012-06-22T11:03:35</dc:date>
    <meta:editing-duration>PT00H36M11S</meta:editing-duration>
    <meta:editing-cycles>3</meta:editing-cycles>
    <meta:generator>OpenOffice.org/3.2$Linux OpenOffice.org_project/320m19$Build-9505</meta:generator>
    <meta:document-statistic meta:table-count="0" meta:image-count="3" meta:object-count="0" meta:page-count="2" meta:paragraph-count="4" meta:word-count="8" meta:character-count="58"/>
  </office:meta>
</office:document-meta>
</file>